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24-12-23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24-02-13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644" calcext:value-type="float">
            <text:p>24.8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22-12-20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21-12-29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20-12-21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9-12-2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9-01-24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7-12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6-12-19 21:22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5-12-30 17:44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6312" calcext:value-type="float">
            <text:p>25.35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3-12-18 21:56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3-01-09 18:03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0-12-29 15:2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10-01-12 16:16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8-12-29 17:22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8-01-05 22:57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7-01-16 18:28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5480994153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